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0c2de" officeooo:paragraph-rsid="0020c2de"/>
    </style:style>
    <style:style style:name="P2" style:family="paragraph" style:parent-style-name="Standard">
      <style:text-properties style:text-underline-style="solid" style:text-underline-width="auto" style:text-underline-color="font-color" officeooo:rsid="0020c2de" officeooo:paragraph-rsid="0020c2de"/>
    </style:style>
    <style:style style:name="P3" style:family="paragraph" style:parent-style-name="Standard">
      <style:text-properties officeooo:rsid="0024f09f" officeooo:paragraph-rsid="0024f09f"/>
    </style:style>
    <style:style style:name="P4" style:family="paragraph" style:parent-style-name="Standard">
      <style:text-properties officeooo:rsid="0025c011" officeooo:paragraph-rsid="0025c011"/>
    </style:style>
    <style:style style:name="P5" style:family="paragraph" style:parent-style-name="Standard">
      <style:text-properties officeooo:rsid="0027ac68" officeooo:paragraph-rsid="0027ac68"/>
    </style:style>
    <style:style style:name="P6" style:family="paragraph" style:parent-style-name="Standard">
      <style:text-properties officeooo:rsid="00293b00" officeooo:paragraph-rsid="00293b00"/>
    </style:style>
    <style:style style:name="P7" style:family="paragraph" style:parent-style-name="Standard">
      <style:text-properties officeooo:rsid="00296c95" officeooo:paragraph-rsid="00296c95"/>
    </style:style>
    <style:style style:name="P8" style:family="paragraph" style:parent-style-name="Standard">
      <style:text-properties officeooo:rsid="002c57ae" officeooo:paragraph-rsid="002c57ae"/>
    </style:style>
    <style:style style:name="P9" style:family="paragraph" style:parent-style-name="Standard">
      <style:text-properties officeooo:rsid="002dde4c" officeooo:paragraph-rsid="002dde4c"/>
    </style:style>
    <style:style style:name="P10" style:family="paragraph" style:parent-style-name="Standard">
      <style:text-properties officeooo:rsid="002dde4c" officeooo:paragraph-rsid="0031b87e"/>
    </style:style>
    <style:style style:name="P11" style:family="paragraph" style:parent-style-name="Standard">
      <style:text-properties officeooo:rsid="002e14a9" officeooo:paragraph-rsid="002e14a9"/>
    </style:style>
    <style:style style:name="P12" style:family="paragraph" style:parent-style-name="Standard">
      <style:text-properties officeooo:paragraph-rsid="0031b87e"/>
    </style:style>
    <style:style style:name="P13" style:family="paragraph" style:parent-style-name="Standard">
      <style:text-properties officeooo:rsid="0033283f" officeooo:paragraph-rsid="0033283f"/>
    </style:style>
    <style:style style:name="P14" style:family="paragraph" style:parent-style-name="Standard">
      <style:text-properties officeooo:rsid="0033e534" officeooo:paragraph-rsid="0033e534"/>
    </style:style>
    <style:style style:name="P15" style:family="paragraph" style:parent-style-name="Standard">
      <style:text-properties officeooo:rsid="0039548a" officeooo:paragraph-rsid="0039548a"/>
    </style:style>
    <style:style style:name="P16" style:family="paragraph" style:parent-style-name="Standard">
      <style:text-properties officeooo:rsid="003cd6a5" officeooo:paragraph-rsid="003cd6a5"/>
    </style:style>
    <style:style style:name="P17" style:family="paragraph" style:parent-style-name="Standard">
      <style:text-properties officeooo:rsid="0041cace" officeooo:paragraph-rsid="0041cace"/>
    </style:style>
    <style:style style:name="P18" style:family="paragraph" style:parent-style-name="Standard">
      <style:text-properties officeooo:rsid="0043494e" officeooo:paragraph-rsid="0043494e"/>
    </style:style>
    <style:style style:name="P19" style:family="paragraph" style:parent-style-name="Standard">
      <style:text-properties officeooo:rsid="0046784f" officeooo:paragraph-rsid="0046784f"/>
    </style:style>
    <style:style style:name="P20" style:family="paragraph" style:parent-style-name="Standard">
      <style:text-properties officeooo:rsid="0027ac68" officeooo:paragraph-rsid="0027ac68"/>
    </style:style>
    <style:style style:name="P21" style:family="paragraph" style:parent-style-name="Standard" style:list-style-name="L1">
      <style:text-properties officeooo:rsid="002e14a9" officeooo:paragraph-rsid="002e14a9"/>
    </style:style>
    <style:style style:name="P22" style:family="paragraph" style:parent-style-name="Standard" style:list-style-name="L2">
      <style:text-properties officeooo:rsid="002e14a9" officeooo:paragraph-rsid="0031b87e"/>
    </style:style>
    <style:style style:name="P23" style:family="paragraph" style:parent-style-name="Standard" style:list-style-name="L2">
      <style:text-properties officeooo:paragraph-rsid="0031b87e"/>
    </style:style>
    <style:style style:name="P24" style:family="paragraph" style:parent-style-name="Standard" style:list-style-name="L3">
      <style:text-properties officeooo:rsid="0033e534" officeooo:paragraph-rsid="0033e534"/>
    </style:style>
    <style:style style:name="P25" style:family="paragraph" style:parent-style-name="Standard">
      <style:text-properties officeooo:rsid="00351018" officeooo:paragraph-rsid="00351018"/>
    </style:style>
    <style:style style:name="P26" style:family="paragraph" style:parent-style-name="Standard" style:list-style-name="L4">
      <style:text-properties officeooo:rsid="00351018" officeooo:paragraph-rsid="0035e982"/>
    </style:style>
    <style:style style:name="P27" style:family="paragraph" style:parent-style-name="Standard" style:list-style-name="L5">
      <style:text-properties officeooo:paragraph-rsid="0035e982"/>
    </style:style>
    <style:style style:name="P28" style:family="paragraph" style:parent-style-name="Standard" style:list-style-name="L4">
      <style:text-properties officeooo:rsid="0035e982" officeooo:paragraph-rsid="0035e982"/>
    </style:style>
    <style:style style:name="P29" style:family="paragraph" style:parent-style-name="Standard" style:list-style-name="L6">
      <style:text-properties officeooo:rsid="0035e982" officeooo:paragraph-rsid="0035e982"/>
    </style:style>
    <style:style style:name="P30" style:family="paragraph" style:parent-style-name="Standard" style:list-style-name="L4">
      <style:text-properties officeooo:rsid="0039548a" officeooo:paragraph-rsid="0039548a"/>
    </style:style>
    <style:style style:name="P31" style:family="paragraph" style:parent-style-name="Standard" style:list-style-name="L7">
      <style:text-properties officeooo:rsid="0039548a" officeooo:paragraph-rsid="0039548a"/>
    </style:style>
    <style:style style:name="P32" style:family="paragraph" style:parent-style-name="Standard" style:list-style-name="L8">
      <style:text-properties officeooo:rsid="0046784f" officeooo:paragraph-rsid="0046784f"/>
    </style:style>
    <style:style style:name="P33" style:family="paragraph" style:parent-style-name="Standard">
      <style:text-properties officeooo:rsid="0046784f" officeooo:paragraph-rsid="0046784f"/>
    </style:style>
    <style:style style:name="P34" style:family="paragraph" style:parent-style-name="Standard">
      <style:text-properties officeooo:rsid="0048f072" officeooo:paragraph-rsid="004cf875"/>
    </style:style>
    <style:style style:name="P35" style:family="paragraph" style:parent-style-name="Standard">
      <style:text-properties style:text-underline-style="solid" style:text-underline-width="auto" style:text-underline-color="font-color" officeooo:rsid="0048f072" officeooo:paragraph-rsid="0048f072"/>
    </style:style>
    <style:style style:name="P36" style:family="paragraph" style:parent-style-name="Standard">
      <style:text-properties officeooo:rsid="004cf875" officeooo:paragraph-rsid="004cf875"/>
    </style:style>
    <style:style style:name="T1" style:family="text">
      <style:text-properties officeooo:rsid="00225042"/>
    </style:style>
    <style:style style:name="T2" style:family="text">
      <style:text-properties officeooo:rsid="0022f340"/>
    </style:style>
    <style:style style:name="T3" style:family="text">
      <style:text-properties officeooo:rsid="00238484"/>
    </style:style>
    <style:style style:name="T4" style:family="text">
      <style:text-properties officeooo:rsid="00259d9d"/>
    </style:style>
    <style:style style:name="T5" style:family="text">
      <style:text-properties officeooo:rsid="0025c011"/>
    </style:style>
    <style:style style:name="T6" style:family="text">
      <style:text-properties officeooo:rsid="002aa941"/>
    </style:style>
    <style:style style:name="T7" style:family="text">
      <style:text-properties officeooo:rsid="002dde4c"/>
    </style:style>
    <style:style style:name="T8" style:family="text">
      <style:text-properties officeooo:rsid="002e14a9"/>
    </style:style>
    <style:style style:name="T9" style:family="text">
      <style:text-properties officeooo:rsid="0031b87e"/>
    </style:style>
    <style:style style:name="T10" style:family="text">
      <style:text-properties officeooo:rsid="0033283f"/>
    </style:style>
    <style:style style:name="T11" style:family="text">
      <style:text-properties officeooo:rsid="0033e534"/>
    </style:style>
    <style:style style:name="T12" style:family="text">
      <style:text-properties officeooo:rsid="00349360"/>
    </style:style>
    <style:style style:name="T13" style:family="text">
      <style:text-properties officeooo:rsid="00351018"/>
    </style:style>
    <style:style style:name="T14" style:family="text">
      <style:text-properties officeooo:rsid="0035e982"/>
    </style:style>
    <style:style style:name="T15" style:family="text">
      <style:text-properties officeooo:rsid="0036e89a"/>
    </style:style>
    <style:style style:name="T16" style:family="text">
      <style:text-properties officeooo:rsid="00381a50"/>
    </style:style>
    <style:style style:name="T17" style:family="text">
      <style:text-properties officeooo:rsid="0039548a"/>
    </style:style>
    <style:style style:name="T18" style:family="text">
      <style:text-properties officeooo:rsid="00399458"/>
    </style:style>
    <style:style style:name="T19" style:family="text">
      <style:text-properties officeooo:rsid="003b07a7"/>
    </style:style>
    <style:style style:name="T20" style:family="text">
      <style:text-properties officeooo:rsid="003ea05e"/>
    </style:style>
    <style:style style:name="T21" style:family="text">
      <style:text-properties officeooo:rsid="003f46f4"/>
    </style:style>
    <style:style style:name="T22" style:family="text">
      <style:text-properties officeooo:rsid="003ffe3e"/>
    </style:style>
    <style:style style:name="T23" style:family="text">
      <style:text-properties officeooo:rsid="0042bc34"/>
    </style:style>
    <style:style style:name="T24" style:family="text">
      <style:text-properties officeooo:rsid="0044ecec"/>
    </style:style>
    <style:style style:name="T25" style:family="text">
      <style:text-properties officeooo:rsid="0045a852"/>
    </style:style>
    <style:style style:name="T26" style:family="text">
      <style:text-properties fo:color="#2b91af" loext:opacity="100%" style:font-name="Cascadia Mono" fo:font-size="9.5pt" style:font-size-asian="9.5pt"/>
    </style:style>
    <style:style style:name="T27" style:family="text">
      <style:text-properties fo:color="#000000" loext:opacity="100%" style:font-name="Cascadia Mono" fo:font-size="9.5pt" style:font-size-asian="9.5pt"/>
    </style:style>
    <style:style style:name="T28" style:family="text">
      <style:text-properties fo:color="#008080" loext:opacity="100%" style:font-name="Cascadia Mono" fo:font-size="9.5pt" style:font-size-asian="9.5pt"/>
    </style:style>
    <style:style style:name="T29" style:family="text">
      <style:text-properties fo:color="#808080" loext:opacity="100%" style:font-name="Cascadia Mono" fo:font-size="9.5pt" style:font-size-asian="9.5pt"/>
    </style:style>
    <style:style style:name="T30" style:family="text">
      <style:text-properties fo:color="#0000ff" loext:opacity="100%" style:font-name="Cascadia Mono" fo:font-size="9.5pt" style:font-size-asian="9.5pt"/>
    </style:style>
    <style:style style:name="T31" style:family="text">
      <style:text-properties officeooo:rsid="00498831"/>
    </style:style>
    <style:style style:name="T32" style:family="text">
      <style:text-properties officeooo:rsid="004a141c"/>
    </style:style>
    <style:style style:name="T33" style:family="text">
      <style:text-properties officeooo:rsid="004a595d"/>
    </style:style>
    <style:style style:name="T34" style:family="text">
      <style:text-properties officeooo:rsid="004c2b41"/>
    </style:style>
    <style:style style:name="T35" style:family="text">
      <style:text-properties officeooo:rsid="004e282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ew:</text:p>
      <text:p text:style-name="P1">1) <text:span text:style-name="T1">In most modern computers, devices will come with a device driver that is installed on the computer. The driver has been written specifically for that device most often by the manufacturer and acts as a liaison between the device and the input/output library. Similarly, our program is insulated by the input/output library from the driver and </text:span><text:span text:style-name="T2">the device. This insulation abstracts the device </text:span><text:span text:style-name="T3">and its </text:span><text:span text:style-name="T2">driver and allows our program to simply refer to an output or an input without the detail of what it is.</text:span></text:p>
      <text:p text:style-name="P1"/>
      <text:p text:style-name="P5">Device → Driver → IOLibrary → Program</text:p>
      <text:p text:style-name="P1"/>
      <text:p text:style-name="P3">2) <text:span text:style-name="T4">Fundamentally, an istream gets characters from somewhere and turns them into </text:span><text:span text:style-name="T5">values of </text:span><text:span text:style-name="T4">various data types.</text:span></text:p>
      <text:p text:style-name="P3"/>
      <text:p text:style-name="P4">3) Fundamentally, an ostream takes values of various data types, turns them into characters and sends them somewhere.</text:p>
      <text:p text:style-name="P4"/>
      <text:p text:style-name="P5">4) Fundamentally, a file has a contents and a format. The contents is a sequence of bytes (each byte made up of 0s and 1s) and the format is the rules that tell us how to interpret those bytes.</text:p>
      <text:p text:style-name="P7">A format is to a file as a type is to an object.</text:p>
      <text:p text:style-name="P5"/>
      <text:p text:style-name="P6">5) <text:span text:style-name="T6">See question 4.</text:span></text:p>
      <text:p text:style-name="P6"/>
      <text:p text:style-name="P8">6) <text:span text:style-name="T7">Examples of devices that require IO: A keyboard, a hard drive, a mouse, a monitor.</text:span></text:p>
      <text:p text:style-name="P8"/>
      <text:p text:style-name="P9">7) <text:span text:style-name="T8">Four steps for reading a file:</text:span></text:p>
      <text:list xml:id="list3460805083" text:style-name="L1">
        <text:list-item>
          <text:p text:style-name="P21">Get the file’s name</text:p>
        </text:list-item>
        <text:list-item>
          <text:p text:style-name="P21">Open file</text:p>
        </text:list-item>
        <text:list-item>
          <text:p text:style-name="P21">Read <text:span text:style-name="T10">in</text:span> <text:span text:style-name="T10">(turn</text:span> character sequences <text:span text:style-name="T10">into objects)</text:span></text:p>
        </text:list-item>
        <text:list-item>
          <text:p text:style-name="P21">Close file</text:p>
        </text:list-item>
      </text:list>
      <text:p text:style-name="P11"/>
      <text:p text:style-name="P10"><text:span text:style-name="T9">8</text:span>) <text:span text:style-name="T8">Four steps for </text:span><text:span text:style-name="T9">writing</text:span><text:span text:style-name="T8"> a file:</text:span></text:p>
      <text:list xml:id="list857186450" text:style-name="L2">
        <text:list-item>
          <text:p text:style-name="P22">Get the file’s name</text:p>
        </text:list-item>
        <text:list-item>
          <text:p text:style-name="P23"><text:span text:style-name="T8">Open file </text:span><text:span text:style-name="T9">(possibly creating it)</text:span></text:p>
        </text:list-item>
        <text:list-item>
          <text:p text:style-name="P23"><text:span text:style-name="T10">Write out (turn objects into</text:span><text:span text:style-name="T8"> character sequences</text:span><text:span text:style-name="T10">)</text:span></text:p>
        </text:list-item>
        <text:list-item>
          <text:p text:style-name="P22">Close file</text:p>
        </text:list-item>
      </text:list>
      <text:p text:style-name="P12"/>
      <text:p text:style-name="P13">9) <text:span text:style-name="T11">The four stream states:</text:span></text:p>
      <text:list xml:id="list4098249828" text:style-name="L3">
        <text:list-item>
          <text:p text:style-name="P24">good – when the last read/write succeeded</text:p>
        </text:list-item>
        <text:list-item>
          <text:p text:style-name="P24">eof – when the last read encountered the end input (end of file)</text:p>
        </text:list-item>
        <text:list-item>
          <text:p text:style-name="P24">fail – when the last read/write didn’t succeed <text:span text:style-name="T12">(e.g. tried to read an int but got an ‘x’)</text:span></text:p>
        </text:list-item>
        <text:list-item>
          <text:p text:style-name="P24">bad – <text:span text:style-name="T12">when the last read/write didn’t succeed in a bad way (e.g. the disk couldn’t be read)</text:span></text:p>
        </text:list-item>
      </text:list>
      <text:p text:style-name="P14"/>
      <text:p text:style-name="P25">10) How best to resolve the following problems:</text:p>
      <text:list xml:id="list1598576028" text:style-name="L4">
        <text:list-item>
          <text:p text:style-name="P26">A user types an out-of-range value:</text:p>
        </text:list-item>
      </text:list>
      <text:list xml:id="list3602270051" text:style-name="L5">
        <text:list-item>
          <text:list>
            <text:list-item>
              <text:p text:style-name="P27"><text:span text:style-name="T13">One method would be to test for out-of-range values to catch it in the first place. </text:span><text:span text:style-name="T14">We must do this since, as far as the stream is concerned all has gone well so far. It only knows it was to read in a number and it successfully did, so the stream is good. </text:span><text:span text:style-name="T13">Then if </text:span><text:span text:style-name="T14">an out-of-range value was</text:span><text:span text:style-name="T13"> entered, set the stream’s fail flag. From there we could throw an exception stating what was wrong with the value, </text:span><text:span text:style-name="T14">reset the stream state,</text:span><text:span text:style-name="T13"> and loop back around to let them try again.</text:span></text:p>
            </text:list-item>
            <text:list-item>
              <text:p text:style-name="P27"><text:span text:style-name="T14">Another method would be to simply ignore it. This is probably a bad approach most of the time however if we are using the value immediately and if that value would cause an </text:span><text:soft-page-break/><text:span text:style-name="T14">out-of-range exception to be thrown by a vector which we are catching for example, then our job has been done for us.</text:span></text:p>
            </text:list-item>
          </text:list>
        </text:list-item>
      </text:list>
      <text:list xml:id="list164232873923014" text:continue-list="list1598576028" text:style-name="L4">
        <text:list-item>
          <text:p text:style-name="P28">Getting no value (end-of-file):</text:p>
        </text:list-item>
      </text:list>
      <text:list xml:id="list3525217400" text:style-name="L6">
        <text:list-item>
          <text:list>
            <text:list-item>
              <text:p text:style-name="P29">Usually getting an end-of-file would mean that we’ve read all there is to read. <text:span text:style-name="T17">We test for it, i</text:span><text:span text:style-name="T15">f the eof flag is set, we probably want to exit our reading loop, reset the stream and let the program carry on. </text:span><text:span text:style-name="T16">There are intricacies to be aware of however. For example, if we are reading (x,y) coordinate pairs from a file and the last coordinate pair is incorrectly formatted, we may end up with both the eof and the fail flags both set. It’s therefore probably a good idea in general to test for bad, then fail, and finally eof in that order. This is so that we don’t miss that something was wrong.</text:span></text:p>
            </text:list-item>
          </text:list>
        </text:list-item>
      </text:list>
      <text:list xml:id="list164231931146620" text:continue-list="list164232873923014" text:style-name="L4">
        <text:list-item>
          <text:p text:style-name="P30">The user typing something of the wrong type:</text:p>
        </text:list-item>
      </text:list>
      <text:list xml:id="list3136340690" text:style-name="L7">
        <text:list-item>
          <text:list>
            <text:list-item>
              <text:p text:style-name="P31">Here, the fail flag will be set for us. This will stop any further reading until we deal with it. <text:s/><text:span text:style-name="T18">So we need to test for when the fail flag is set and then probably throw an exception with an appropriate error message. </text:span><text:span text:style-name="T19">What we do when we catch that exception depends on the behaviour we would like. A seemingly reasonable thing to do would be to print the error to let the user know what they did wrong, clear the fail flag, discard any remaining input and then loop back around for them to try again.</text:span></text:p>
            </text:list-item>
          </text:list>
        </text:list-item>
      </text:list>
      <text:p text:style-name="P15"/>
      <text:p text:style-name="P16">11) <text:span text:style-name="T20">Input is usually harder than output because we do not control the character sequence which is the unpredictable part. </text:span><text:span text:style-name="T21">An analogy that I like is that of a farmer building a hen coop to protect from foxes. The farmer must defend against all possible points of entry whereas the fox must only find one way in. Similarly, with input we must account for anything that a user may enter, including “unreasonable” things such as letters when digits were called for or Ctrl-Z(an eof). With output, we take objects of known type, and turn them into character sequences </text:span><text:span text:style-name="T22">that are “someone else’s” issue to deal with.</text:span></text:p>
      <text:p text:style-name="P16"/>
      <text:p text:style-name="P17">12) <text:span text:style-name="T23">The part of output that is harder than input is formatting it in such a way that another program or person that cares to read the output can understand it.</text:span></text:p>
      <text:p text:style-name="P17"/>
      <text:p text:style-name="P18">13) <text:span text:style-name="T24">We often separate IO from computation for much the same reason as anything else. </text:span><text:span text:style-name="T25">Ideally, functions perform a single task each, this keeps code simple and understandable. IO is often quite messy and distracts from what we are trying to do logically. Therefore it makes sense to separate IO into functions and even into different files.</text:span></text:p>
      <text:p text:style-name="P18"/>
      <text:p text:style-name="P19">14) istream’s clear() member function can be called:</text:p>
      <text:list xml:id="list1848011298" text:style-name="L8">
        <text:list-item>
          <text:p text:style-name="P32">Without arguments to simply unset all the flags of the input stream and thereby re-enable reading capability.</text:p>
        </text:list-item>
        <text:list-item>
          <text:p text:style-name="P32">With a flag as an argument (such as ios_base::failbit) to unset all the flags of the input stream but then set the flags passed as arguments. This differs from setstate() which sets passed flags without unsetting the others.</text:p>
        </text:list-item>
      </text:list>
      <text:p text:style-name="P19">15)</text:p>
      <text:p text:style-name="P19"><text:span text:style-name="T26">ostream</text:span><text:span text:style-name="T27">&amp; </text:span><text:span text:style-name="T28">operator&lt;&lt;</text:span><text:span text:style-name="T27">(</text:span><text:span text:style-name="T26">ostream</text:span><text:span text:style-name="T27">&amp; </text:span><text:span text:style-name="T29">os</text:span><text:span text:style-name="T27">, </text:span><text:span text:style-name="T30">const</text:span><text:span text:style-name="T27"> </text:span><text:span text:style-name="T26">X</text:span><text:span text:style-name="T27">&amp; </text:span><text:span text:style-name="T29">x</text:span><text:span text:style-name="T27">);</text:span></text:p>
      <text:p text:style-name="P19"><text:span text:style-name="T26">istream</text:span><text:span text:style-name="T27">&amp; </text:span><text:span text:style-name="T28">operator&gt;&gt;</text:span><text:span text:style-name="T27">(</text:span><text:span text:style-name="T26">istream</text:span><text:span text:style-name="T27">&amp; </text:span><text:span text:style-name="T29">is</text:span><text:span text:style-name="T27">, </text:span><text:span text:style-name="T26">X</text:span><text:span text:style-name="T27">&amp; </text:span><text:span text:style-name="T29">x</text:span><text:span text:style-name="T27">);</text:span></text:p>
      <text:p text:style-name="P19"><text:span text:style-name="T27"/></text:p>
      <text:p text:style-name="P35">Exercises:</text:p>
      <text:p text:style-name="P34">10) <text:span text:style-name="T31">The “from” and “to” commands allow reading and writing files.</text:span></text:p>
      <text:p text:style-name="P34"><text:span text:style-name="T34">For input, t</text:span><text:span text:style-name="T32">his is a powerful testing tool since we can have a file of test inputs saved that can be instantly tested again whenever a change is made to the program. </text:span><text:span text:style-name="T33">This avoids having to tediously re-enter test input and also ensures that we don’t forget tests.</text:span></text:p>
      <text:p text:style-name="P34"/>
      <text:p text:style-name="P36">For ou<text:span text:style-name="T35">t</text:span>put, at least in the case of the calculator, the benefit is not so clear. However, its easy to see how in different programs, outputing results to a file and being able to keep those results, share them, compare them or even run them through another program could be very usefu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1T16:59:15.708000000</meta:creation-date>
    <meta:generator>LibreOffice/7.3.7.2$Windows_X86_64 LibreOffice_project/e114eadc50a9ff8d8c8a0567d6da8f454beeb84f</meta:generator>
    <dc:date>2023-07-02T16:41:56.842000000</dc:date>
    <meta:editing-duration>PT1H51M23S</meta:editing-duration>
    <meta:editing-cycles>42</meta:editing-cycles>
    <meta:document-statistic meta:table-count="0" meta:image-count="0" meta:object-count="0" meta:page-count="2" meta:paragraph-count="45" meta:word-count="1092" meta:character-count="5950" meta:non-whitespace-character-count="4919"/>
  </office:meta>
</office:document-meta>
</file>